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2" style:family="paragraph" style:parent-style-name="Standard">
      <style:paragraph-properties fo:text-align="start" style:justify-single-word="false"/>
      <style:text-properties fo:font-size="14pt" fo:font-weight="normal"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font-size="14pt" fo:font-weight="normal" officeooo:rsid="00084a20" officeooo:paragraph-rsid="00084a20" style:font-size-asian="12.25pt" style:font-weight-asian="normal" style:font-size-complex="14pt" style:font-weight-complex="normal"/>
    </style:style>
    <style:style style:name="P4" style:family="paragraph" style:parent-style-name="Standard">
      <style:paragraph-properties fo:text-align="justify" style:justify-single-word="false"/>
      <style:text-properties fo:font-size="14pt" fo:font-weight="normal" officeooo:rsid="00093114" officeooo:paragraph-rsid="0009fa7d" style:font-size-asian="12.25pt" style:font-weight-asian="normal" style:font-size-complex="14pt" style:font-weight-complex="normal"/>
    </style:style>
    <style:style style:name="P5" style:family="paragraph" style:parent-style-name="Standard">
      <style:paragraph-properties fo:text-align="justify" style:justify-single-word="false"/>
      <style:text-properties fo:font-size="14pt" fo:font-weight="normal" officeooo:rsid="0009fa7d" officeooo:paragraph-rsid="0009fa7d" style:font-size-asian="12.25pt" style:font-weight-asian="normal" style:font-size-complex="14pt" style:font-weight-complex="normal"/>
    </style:style>
    <style:style style:name="P6" style:family="paragraph" style:parent-style-name="Standard" style:list-style-name="L1">
      <style:paragraph-properties fo:text-align="justify" style:justify-single-word="false"/>
      <style:text-properties fo:font-size="14pt" fo:font-weight="normal" officeooo:rsid="0009fa7d" officeooo:paragraph-rsid="0009fa7d" style:font-size-asian="12.25pt" style:font-weight-asian="normal" style:font-size-complex="14pt" style:font-weight-complex="normal"/>
    </style:style>
    <style:style style:name="P7" style:family="paragraph" style:parent-style-name="Standard" style:list-style-name="L1">
      <style:paragraph-properties fo:text-align="justify" style:justify-single-word="false"/>
      <style:text-properties fo:font-size="14pt" fo:font-weight="normal" officeooo:rsid="000cb6ac" officeooo:paragraph-rsid="000cb6ac"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fo:font-size="14pt" fo:font-weight="normal" officeooo:rsid="000cb6ac" officeooo:paragraph-rsid="000cb6ac" style:font-size-asian="12.25pt" style:font-weight-asian="normal" style:font-size-complex="14pt" style:font-weight-complex="normal"/>
    </style:style>
    <style:style style:name="P9" style:family="paragraph" style:parent-style-name="Standard">
      <style:paragraph-properties fo:text-align="justify" style:justify-single-word="false"/>
      <style:text-properties fo:font-size="14pt" fo:font-weight="normal" officeooo:rsid="000e4d0b" officeooo:paragraph-rsid="000e4d0b" style:font-size-asian="12.25pt" style:font-weight-asian="normal" style:font-size-complex="14pt" style:font-weight-complex="normal"/>
    </style:style>
    <style:style style:name="P10" style:family="paragraph" style:parent-style-name="Standard">
      <style:paragraph-properties fo:text-align="justify" style:justify-single-word="false"/>
      <style:text-properties fo:font-size="14pt" fo:font-weight="normal" officeooo:rsid="000f350e" officeooo:paragraph-rsid="000f350e" style:font-size-asian="12.25pt" style:font-weight-asian="normal" style:font-size-complex="14pt" style:font-weight-complex="normal"/>
    </style:style>
    <style:style style:name="P11" style:family="paragraph" style:parent-style-name="Standard">
      <style:paragraph-properties fo:text-align="justify" style:justify-single-word="false"/>
      <style:text-properties fo:font-size="14pt" fo:font-weight="normal" officeooo:rsid="00112011" officeooo:paragraph-rsid="00112011" style:font-size-asian="12.25pt" style:font-weight-asian="normal" style:font-size-complex="14pt" style:font-weight-complex="normal"/>
    </style:style>
    <style:style style:name="P12" style:family="paragraph" style:parent-style-name="Standard">
      <style:paragraph-properties fo:text-align="justify" style:justify-single-word="false"/>
      <style:text-properties fo:font-size="14pt" fo:font-weight="normal" officeooo:rsid="00143fad" officeooo:paragraph-rsid="00143fad" style:font-size-asian="12.25pt" style:font-weight-asian="normal" style:font-size-complex="14pt" style:font-weight-complex="normal"/>
    </style:style>
    <style:style style:name="P13" style:family="paragraph" style:parent-style-name="Standard">
      <style:paragraph-properties fo:text-align="justify" style:justify-single-word="false"/>
      <style:text-properties fo:font-size="14pt" fo:font-weight="normal" officeooo:rsid="00143fad" officeooo:paragraph-rsid="0014fdc9" style:font-size-asian="12.25pt" style:font-weight-asian="normal" style:font-size-complex="14pt" style:font-weight-complex="normal"/>
    </style:style>
    <style:style style:name="P14" style:family="paragraph" style:parent-style-name="Standard">
      <style:paragraph-properties fo:text-align="justify" style:justify-single-word="false"/>
      <style:text-properties fo:font-size="14pt" fo:font-weight="normal" officeooo:rsid="001628c4" officeooo:paragraph-rsid="001827b4" style:font-size-asian="12.25pt" style:font-weight-asian="normal" style:font-size-complex="14pt" style:font-weight-complex="normal"/>
    </style:style>
    <style:style style:name="P15" style:family="paragraph" style:parent-style-name="Standard">
      <style:paragraph-properties fo:text-align="justify" style:justify-single-word="false"/>
      <style:text-properties fo:font-size="14pt" fo:font-weight="normal" officeooo:rsid="001a095a" officeooo:paragraph-rsid="001a095a" style:font-size-asian="12.25pt" style:font-weight-asian="normal" style:font-size-complex="14pt" style:font-weight-complex="normal"/>
    </style:style>
    <style:style style:name="P16" style:family="paragraph" style:parent-style-name="Standard">
      <style:paragraph-properties fo:text-align="justify" style:justify-single-word="false"/>
      <style:text-properties fo:font-size="14pt" fo:font-weight="normal" officeooo:rsid="001a8ce4" officeooo:paragraph-rsid="001a8ce4"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font-size="14pt" fo:font-weight="normal" officeooo:rsid="001aeaa4" officeooo:paragraph-rsid="001aeaa4"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font-size="16pt" fo:font-weight="bold" officeooo:rsid="00084a20" officeooo:paragraph-rsid="00084a20" style:font-size-asian="16pt" style:font-weight-asian="bold" style:font-size-complex="16pt" style:font-weight-complex="bold"/>
    </style:style>
    <style:style style:name="P19" style:family="paragraph" style:parent-style-name="Standard">
      <style:paragraph-properties fo:text-align="justify" style:justify-single-word="false"/>
      <style:text-properties fo:font-size="16pt" fo:font-weight="bold" officeooo:rsid="000cb6ac" officeooo:paragraph-rsid="000cb6ac" style:font-size-asian="16pt" style:font-weight-asian="bold" style:font-size-complex="16pt" style:font-weight-complex="bold"/>
    </style:style>
    <style:style style:name="P20" style:family="paragraph" style:parent-style-name="Standard">
      <style:paragraph-properties fo:text-align="justify" style:justify-single-word="false"/>
      <style:text-properties fo:font-size="16pt" fo:font-weight="bold" officeooo:rsid="000f350e" officeooo:paragraph-rsid="000f350e" style:font-size-asian="16pt" style:font-weight-asian="bold" style:font-size-complex="16pt" style:font-weight-complex="bold"/>
    </style:style>
    <style:style style:name="P21" style:family="paragraph" style:parent-style-name="Standard">
      <style:paragraph-properties fo:text-align="justify" style:justify-single-word="false"/>
      <style:text-properties fo:font-size="16pt" fo:font-weight="bold" officeooo:rsid="00143fad" officeooo:paragraph-rsid="00143fad" style:font-size-asian="16pt" style:font-weight-asian="bold" style:font-size-complex="16pt" style:font-weight-complex="bold"/>
    </style:style>
    <style:style style:name="P22" style:family="paragraph" style:parent-style-name="Standard">
      <style:paragraph-properties fo:text-align="justify" style:justify-single-word="false"/>
      <style:text-properties fo:font-size="16pt" fo:font-weight="bold" officeooo:rsid="00143fad" officeooo:paragraph-rsid="0014fdc9" style:font-size-asian="16pt" style:font-weight-asian="bold" style:font-size-complex="16pt" style:font-weight-complex="bold"/>
    </style:style>
    <style:style style:name="P23" style:family="paragraph" style:parent-style-name="Standard">
      <style:paragraph-properties fo:text-align="justify" style:justify-single-word="false"/>
      <style:text-properties fo:font-size="16pt" fo:font-weight="bold" officeooo:rsid="001628c4" officeooo:paragraph-rsid="001827b4" style:font-size-asian="16pt" style:font-weight-asian="bold" style:font-size-complex="16pt" style:font-weight-complex="bold"/>
    </style:style>
    <style:style style:name="T1" style:family="text">
      <style:text-properties officeooo:rsid="0009fa7d"/>
    </style:style>
    <style:style style:name="T2" style:family="text">
      <style:text-properties officeooo:rsid="000f350e"/>
    </style:style>
    <style:style style:name="T3" style:family="text">
      <style:text-properties officeooo:rsid="00112011"/>
    </style:style>
    <style:style style:name="T4" style:family="text">
      <style:text-properties officeooo:rsid="001281e4"/>
    </style:style>
    <style:style style:name="T5" style:family="text">
      <style:text-properties officeooo:rsid="0014fdc9"/>
    </style:style>
    <style:style style:name="T6" style:family="text">
      <style:text-properties officeooo:rsid="001827b4"/>
    </style:style>
    <style:style style:name="T7" style:family="text">
      <style:text-properties officeooo:rsid="001aeaa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start text:name="__DdeLink__1_88664918"/>Introducción a la administración de base de datos<text:bookmark-end text:name="__DdeLink__1_88664918"/>.</text:p>
      <text:p text:style-name="P2"/>
      <text:p text:style-name="P3">Uriel Gustavo Padilla Bustamante.</text:p>
      <text:p text:style-name="P3">Correo: <text:a xlink:type="simple" xlink:href="mailto:padilla98.upb@gmail.com" text:style-name="Internet_20_link" text:visited-style-name="Visited_20_Internet_20_Link">padilla98.upb@gmail.com</text:a></text:p>
      <text:p text:style-name="P3"/>
      <text:p text:style-name="P18">Introducción </text:p>
      <text:p text:style-name="P17">La importancia de los datos es muy importante hoy en día, y tener acceso a ellos cada vez que se requieran se volvió algo fundamental. Gracias a la bases de datos y a los sistemas de administración de estas se puede llevar a cabo esta tarea, pero esto no surgió de la noche a la mañana o al menos no como la conocemos ahora, esto fue gracias a una evolución que va de la mano con la evolución tecnológica y computacional <text:s/>y distintas tecnologías.</text:p>
      <text:p text:style-name="P17">A continuación hablaremos de esto y la importancia de la administración de las bases de datos.</text:p>
      <text:p text:style-name="P17"/>
      <text:p text:style-name="P17"/>
      <text:p text:style-name="P17"/>
      <text:p text:style-name="P18">Características de la base de datos</text:p>
      <text:p text:style-name="P4">Hoy en día el almacenamiento de datos se volvió algo fundamental para muchas empresas y para muchas otras organizaciones he incluso para las personas en general. En caso de las empresas se hizo necesario <text:s/>guardar ciertos datos para brindar algún servicio, por ejemplo en los bancos necesitan guardar la información de sus clientes, desde información personal, como su nombre dirección, <text:span text:style-name="T1">salario, número de propiedades,</text:span> etc de este; así como la información de su cuenta, los depósitos retiros transacciones, <text:span text:style-name="T1">de cuanto dinero dispone </text:span>y demás operaciones que realice el cliente. Esto es para llevar el control de su cuenta, <text:span text:style-name="T1">que el cliente pueda realizar operaciones </text:span>y también para que no se cometa un error en el cual perjudique al cliente o a al mismo banco. </text:p>
      <text:p text:style-name="P4">Otras de tantas aplicaciones o por el cual se utilizan las bases de datos en las empresas es para obtener la información de personas para saber sus gustos, preferencias, sus hábitos de forma que esa información le sirva para crear publicidad, saber que puede funcionar en el mercado, o bien para vend<text:span text:style-name="T1">e</text:span>rla. <text:span text:style-name="T1">L</text:span>as bases de datos se han vuelto algo fundamental para la vida cotidiana de cada persona y para las empresas.</text:p>
      <text:p text:style-name="P4"/>
      <text:p text:style-name="P5">Para brindar todos estos servicios una base de datos debe cumplir con algunas propiedades.</text:p>
      <text:list xml:id="list1707573367" text:style-name="L1">
        <text:list-item>
          <text:p text:style-name="P6">Debe ser persistente esto quiere decir que <text:s/>los datos no se deben perder, deben permanecer almacenados para ser consultados de nuevo. A no ser que sean datos que se quieran eliminar cuando dejan de ser relevantes. </text:p>
        </text:list-item>
        <text:list-item>
          <text:p text:style-name="P7"><text:soft-page-break/>Compartir que quiere decir que la base de datos tenga múltiples usuarios y distintas funciones ademas que puedan ser accedida al mismo tiempo.</text:p>
        </text:list-item>
        <text:list-item>
          <text:p text:style-name="P7">Interrelación la cual permite que a partir de los datos que se encuentran separados se pueda construir información, además que esta sea la correspondiente.</text:p>
        </text:list-item>
      </text:list>
      <text:p text:style-name="P8"/>
      <text:p text:style-name="P19">Características de los sistemas de administración de bases de datos</text:p>
      <text:p text:style-name="P19"/>
      <text:p text:style-name="P9">Un sistema de administración de bases de datos es un conjunto de componentes que nos permiten crear, usar y dar mantenimiento a la base de datos. <text:span text:style-name="T2">Así como brindar seguridad, <text:s text:c="2"/>dar herramientas gráficas para la fácil manipulación de la base de datos entre otras.</text:span></text:p>
      <text:p text:style-name="P10">El lenguaje SQL (Lenguaje de Consulta Estructurada) es el lenguaje estándar que incluye sentencias para la definición, manipulación y el control de la base de datos. Este lenguaje es soportado por la mayoría de los sistemas de Administración <text:s/>de base de datos. <text:span text:style-name="T3">Estos sistemas también son capaces de brindar herramientas gráficas para <text:s/>utilizar este lenguaje sin la necesidad de crear el código.</text:span></text:p>
      <text:p text:style-name="P10"/>
      <text:p text:style-name="P20"><text:s/>Acceso no procedural</text:p>
      <text:p text:style-name="P11">Prácticamente el acceso no procedural consiste en que se puedan realizar consultas sin generar mucho código o bien para facilitarle esta acción a alguien que cuente con poco conocimiento sobre ciertas habilidades computacionales <text:span text:style-name="T4">y así pueda mas fácilmente obtener la información que desee consultar de la base de datos. Un ejemplo del acceso no procedural es la sentencia SELECT de SQL.</text:span></text:p>
      <text:p text:style-name="P11"/>
      <text:p text:style-name="P21">Evolución de la tecnología de bases de datos</text:p>
      <text:p text:style-name="P12">Las tecnología de bases de datos tuvo que pasar por una evolución en el paso del tiempo para poder satisfacer las necesidades y brindar una mayor facilidad en el manejo de estas .Este proceso evolutivo se encuentra clasificado en generaciones.</text:p>
      <text:p text:style-name="P12">La primera generación ya soportaba <text:span text:style-name="T7">búsquedas</text:span> secuenciales y aleatorias pero el usuario tenia que escribir un programa para poder realizarlas, lo cual no seria tan factible ni conveniente su uso.</text:p>
      <text:p text:style-name="P13">En la segunda generación <text:span text:style-name="T7">todavía</text:span> se tenia que escribir un código para poder tener acceso a los datos . Estos sistemas eran conocidos como navegacionales.</text:p>
      <text:p text:style-name="P13"><text:span text:style-name="T5">La tercera generación se basa en relaciones matemáticas y operadores relacionados.</text:span></text:p>
      <text:p text:style-name="P13"><text:span text:style-name="T5">La cuarta generación va orientada a objetos o relacionados con objetos lo que hace manejar datos mas complejos.</text:span></text:p>
      <text:p text:style-name="P13"/>
      <text:p text:style-name="P13"/>
      <text:p text:style-name="P22">Procesamiento distribuido y la arquitectura cliente-servidor</text:p>
      <text:p text:style-name="P14">Toda la evolución de la tecnología de bases de datos así como la importancia de las redes <text:span text:style-name="T6">e</text:span> Internet permitió el procesamiento distribuido que consiste que a través de una red de computadoras que se encuentran en distintas posiciones geográficas es decir a <text:soft-page-break/>grandes distancias puedan acceder a la base de datos y realizar solicitudes a los servidores. <text:s/>Esta arquitectura se conoce como cliente-servidor donde el usuario interactúa con el servidor mediante una red de computo <text:span text:style-name="T6">y así poder hacer consultas o modificar la base de datos </text:span>.</text:p>
      <text:p text:style-name="P14"/>
      <text:p text:style-name="P23">Interactuando con las bases de datos</text:p>
      <text:p text:style-name="P14"><text:s/></text:p>
      <text:p text:style-name="P15">Existen muchas formas de como se puede interactuar con una base de datos por lo tanto existe una clasificación de los roles que se tienen en el manejo de las bases de datos.</text:p>
      <text:p text:style-name="P16"/>
      <text:p text:style-name="P15">Que se clasifican en usuarios funcionales y los profesionales de los sistemas de información. Estos primeros utilizan la base de datos como parte de su trabajo y los segundos participan en el diseño de la base de datos y en la implementación de la misma.</text:p>
      <text:p text:style-name="P15"/>
      <text:p text:style-name="P16">Los usuarios funcionales se pueden dividir en usuarios indirectos, paramétrico, poderoso. Los de sistemas de información se dividen en Administrador de base de datos (DBA), analista/programador, Administración. Cada uno con una función especifica.</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7T21:52:50.889024220</meta:creation-date>
    <dc:date>2018-10-08T01:24:26.283613196</dc:date>
    <meta:editing-duration>PT30M6S</meta:editing-duration>
    <meta:editing-cycles>6</meta:editing-cycles>
    <meta:generator>LibreOffice/6.0.6.2$Linux_X86_64 LibreOffice_project/00m0$Build-2</meta:generator>
    <meta:document-statistic meta:table-count="0" meta:image-count="0" meta:object-count="0" meta:page-count="3" meta:paragraph-count="32" meta:word-count="940" meta:character-count="5737" meta:non-whitespace-character-count="4816"/>
  </office:meta>
</office:document-meta>
</file>